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T2" style:family="text">
      <style:text-properties style:font-name="MicrosoftSansSerif" fo:font-size="16pt" style:font-name-asian="MicrosoftSansSerif" style:font-size-asian="16pt" style:font-name-complex="MicrosoftSansSerif" style:font-size-complex="16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alian Pinto Beans</text:p>
      <text:p text:style-name="P2"/>
      <text:p text:style-name="P5">This is a very delicious meal and this recipe makes a lot. If the recipe is to large for your family you can cut the recipe</text:p>
      <text:p text:style-name="P5">in half or plan on freezing the leftovers for future meals.</text:p>
      <text:p text:style-name="P5"/>
      <text:p text:style-name="P2">4 c dried pinto beans</text:p>
      <text:p text:style-name="P2">Water for soaking</text:p>
      <text:p text:style-name="P2">8 c water for cooking</text:p>
      <text:p text:style-name="P2">1 T salt</text:p>
      <text:p text:style-name="P2">½ to 1lb. sausage, optional</text:p>
      <text:p text:style-name="P2">Olive oil, if not using sausage</text:p>
      <text:p text:style-name="P2">1 small or medium onion, chopped</text:p>
      <text:p text:style-name="P2">1 t minced garlic</text:p>
      <text:p text:style-name="P2">1 green pepper, chopped</text:p>
      <text:p text:style-name="P2">1 T Italian seasonings</text:p>
      <text:p text:style-name="P2">1 can diced tomatoes</text:p>
      <text:p text:style-name="P2">1 ½ c mozzarella cheese</text:p>
      <text:p text:style-name="P2">¼ c parmesan cheese</text:p>
      <text:p text:style-name="P2"/>
      <text:p text:style-name="P2">The evening before making this meal put beans in a large pot and cover them well with water. In the</text:p>
      <text:p text:style-name="P2">morning drain the water and add the 8 cups of water and salt to the beans and cook until soft. The</text:p>
      <text:p text:style-name="P2">beans can be set aside now until closer to meal time if you would like or you can make it up and have</text:p>
      <text:p text:style-name="P2">it all ready to go for dinner.</text:p>
      <text:p text:style-name="P2"/>
      <text:p text:style-name="P2">Cook sausage along with onions, garlic and optional peppers. If you will not be using the Italian</text:p>
      <text:p text:style-name="P2">sausage then you can cook the onions, garlic and peppers in a little olive oil until soft.</text:p>
      <text:p text:style-name="P2"/>
      <text:p text:style-name="P2">Add these vegetables to the cooked beans. Add the remaining ingredients and heat until the cheese</text:p>
      <text:p text:style-name="P2">is melted and the flavors are blended. This is delicious and can be served with some homemade</text:p>
      <text:p text:style-name="P2">bread (French bread would be wonderful) and a salad.</text:p>
      <text:p text:style-name="P2"/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1:32:48.11</meta:creation-date>
    <meta:document-statistic meta:table-count="0" meta:image-count="0" meta:object-count="0" meta:page-count="1" meta:paragraph-count="25" meta:word-count="245" meta:character-count="1239"/>
    <dc:date>2017-05-06T11:57:03.74</dc:date>
    <dc:creator>Crystal Miller</dc:creator>
    <meta:editing-duration>PT24M15S</meta:editing-duration>
    <meta:editing-cycles>1</meta:editing-cycles>
    <meta:generator>OpenOffice/4.1.1$Win32 OpenOffice.org_project/411m6$Build-9775</meta:generator>
  </office:meta>
</office:document-meta>
</file>